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HandshakeHandler.DefaultHandshak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HandshakeHandler.DefaultHandshakeHandler( RequestUpgradeStrategy requestUpgrade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shakeHandler.setServletContext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